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roman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Contenidodelmarco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Contenidodelmarco" style:family="paragraph">
      <style:paragraph-properties fo:text-align="start"/>
      <style:text-properties fo:font-weight="bold" style:font-weight-asian="bold" style:font-weight-complex="bold" fo:font-size="14pt" style:font-size-asian="14pt" style:font-size-complex="14pt"/>
    </style:style>
    <style:style style:name="P4" style:parent-style-name="Contenidodelmarco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Párrafodelista" style:family="paragraph">
      <style:paragraph-properties fo:line-height="200%" fo:margin-left="0in">
        <style:tab-stops/>
      </style:paragraph-properties>
    </style:style>
    <style:style style:name="T6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7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8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9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0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1" style:parent-style-name="Textbody" style:family="paragraph">
      <style:paragraph-properties fo:text-align="justify" fo:text-indent="0in"/>
      <style:text-properties fo:color="#538135" style:font-size-complex="18pt"/>
    </style:style>
    <style:style style:name="P12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13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14" style:parent-style-name="Textbody" style:family="paragraph">
      <style:paragraph-properties fo:text-align="justify"/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5" style:parent-style-name="Textbody" style:family="paragraph">
      <style:paragraph-properties fo:text-indent="0in"/>
      <style:text-properties style:font-weight-complex="bold" fo:color="#538135" fo:font-size="14pt" style:font-size-asian="14pt" style:font-size-complex="16pt"/>
    </style:style>
    <style:style style:name="P16" style:parent-style-name="Textbody" style:family="paragraph">
      <style:paragraph-properties fo:text-indent="0in"/>
      <style:text-properties style:font-weight-complex="bold" fo:color="#538135" fo:font-size="14pt" style:font-size-asian="14pt" style:font-size-complex="16pt"/>
    </style:style>
    <style:style style:name="P17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18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19" style:parent-style-name="Textbody" style:family="paragraph">
      <style:paragraph-properties fo:text-align="justify" fo:margin-left="1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20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1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2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3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4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5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6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7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28" style:parent-style-name="Textbody" style:family="paragraph">
      <style:paragraph-properties fo:text-align="justify" fo:margin-left="0.5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29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0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1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32" style:parent-style-name="Textbody" style:family="paragraph">
      <style:paragraph-properties fo:text-align="justify" fo:text-indent="0in"/>
    </style:style>
    <style:style style:name="P33" style:parent-style-name="Textbody" style:family="paragraph">
      <style:paragraph-properties fo:text-align="justify"/>
    </style:style>
    <style:style style:name="T3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solid" svg:stroke-width="0.01375in" svg:stroke-color="#507e32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0.23958in" svg:y="0.02083in" svg:width="5.65625in" svg:height="0.96458in" draw:z-index="2" draw:id="id0" draw:style-name="a0" draw:name="Cuadro de texto 1" text:anchor-type="paragraph"><svg:title/><svg:desc/><text:p text:style-name="P2">Módulo:<text:s/><text:tab/><text:tab/><text:tab/><text:tab/>Bases de Datos</text:p><text:p text:style-name="P3">UT07:<text:s/><text:tab/><text:tab/><text:tab/><text:tab/>Base de Datos Objeto-Relacional</text:p><text:p text:style-name="P4">Actividad de desarrollo:<text:s/><text:tab/>Base de datos completa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<text:span text:style-name="T6">1. Objetivo general</text:span></text:p>
      <text:p text:style-name="P7">Comprender los elementos característicos de una base de datos objeto-relacional utilizando el sistema gestor: PostgreSQL</text:p>
      <text:p text:style-name="P8"/>
      <text:p text:style-name="P9">2. Metodología y material.</text:p>
      <text:p text:style-name="P10">PostgreSQL instalado y la herramienta Pgadmin. Consultar apuntes de la asignatura en el campus.<text:s/></text:p>
      <text:p text:style-name="P11">3. <text:s/>Descripción:</text:p>
      <text:p text:style-name="P12">Usando el software Pgadmin genera scripts que realicen los siquientes puntos:</text:p>
      <text:p text:style-name="P13"/>
      <text:list text:style-name="LFO2" text:continue-numbering="true">
        <text:list-item>
          <text:p text:style-name="P14">Plantea un contexto para una aplicación. Redactalo adecuadamente:</text:p>
        </text:list-item>
      </text:list>
      <text:p text:style-name="P15"/>
      <text:p text:style-name="P16"/>
      <text:list text:style-name="LFO2" text:continue-numbering="true">
        <text:list-item>
          <text:p text:style-name="P17">Elabora el esquema E-R correspondiente:<text:s/></text:p>
        </text:list-item>
      </text:list>
      <text:p text:style-name="P18"/>
      <text:p text:style-name="P19"/>
      <text:list text:style-name="LFO2" text:continue-numbering="true">
        <text:list-item>
          <text:p text:style-name="P20">Implementa dicha base de datos (DDL):</text:p>
          <text:list text:continue-numbering="true">
            <text:list-item>
              <text:p text:style-name="P21">Establece al menos una opción en la creación de la base de datos.</text:p>
            </text:list-item>
            <text:list-item>
              <text:p text:style-name="P22">Debe tener al menos 5 tablas.</text:p>
            </text:list-item>
            <text:list-item>
              <text:p text:style-name="P23">La implementación debe contar con al menos una herencia.</text:p>
            </text:list-item>
            <text:list-item>
              <text:p text:style-name="P24">Alguna tabla debe contener una secuencia.</text:p>
            </text:list-item>
            <text:list-item>
              <text:p text:style-name="P25">Se deben crear dos tipos complejos</text:p>
            </text:list-item>
            <text:list-item>
              <text:p text:style-name="P26">Alguna tabla debe tener un atributo que sea un vectores</text:p>
            </text:list-item>
          </text:list>
        </text:list-item>
        <text:list-item>
          <text:p text:style-name="P27">Realiza inserciones<text:s/>(en todas las tablas), actualizaciones y eliminaciones sobre dicha BD.<text:s/>** Crea al menos una transacción</text:p>
        </text:list-item>
      </text:list>
      <text:p text:style-name="P28"/>
      <text:list text:style-name="LFO2" text:continue-numbering="true">
        <text:list-item>
          <text:p text:style-name="P29">Plantea 6 consultas:</text:p>
          <text:list text:continue-numbering="true">
            <text:list-item>
              <text:p text:style-name="P30">Al menos dos inner join</text:p>
            </text:list-item>
            <text:list-item>
              <text:p text:style-name="P31">Al menos dos subconsultas</text:p>
            </text:list-item>
          </text:list>
        </text:list-item>
      </text:list>
      <text:p text:style-name="P32"/>
      <text:list text:style-name="LFO2" text:continue-numbering="true">
        <text:list-item>
          <text:p text:style-name="P33"><text:span text:style-name="T34">Crea dos funciones y dos trigger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roman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style:vertical-align="baseline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style:style style:name="Absatz-Standardschriftart" style:display-name="Absatz-Standardschriftart" style:family="text"/>
    <style:style style:name="Título" style:display-name="Título" style:family="paragraph" style:parent-style-name="Normal" style:next-style-name="Textoindependiente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oindependiente" style:display-name="Texto independiente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Textoindependiente">
      <style:text-properties style:font-name-complex="Arial" fo:hyphenate="fals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Arial" fo:hyphenate="false"/>
    </style: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ntenidodelmarco" style:display-name="Contenido del marco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4-05-23T10:26:00Z</meta:creation-date>
    <dc:date>2024-05-23T10:26:00Z</dc:date>
    <meta:template xlink:href="Normal.dotm" xlink:type="simple"/>
    <meta:editing-cycles>2</meta:editing-cycles>
    <meta:editing-duration>PT0S</meta:editing-duration>
    <meta:document-statistic meta:page-count="2" meta:paragraph-count="2" meta:word-count="159" meta:character-count="1035" meta:row-count="7" meta:non-whitespace-character-count="878"/>
  </office:meta>
</office:document-meta>
</file>